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parent-style-name="Code">
      <style:text-properties fo:font-weight="normal" style:font-weight-asian="normal" style:font-weight-complex="normal"/>
    </style:style>
    <style:style style:name="T16" style:family="text" style:parent-style-name="Code">
      <style:text-properties fo:font-size="9pt" style:font-size-asian="9pt" style:font-size-complex="9pt"/>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parent-style-name="Code">
      <style:text-properties style:font-name="Courier New2" fo:font-size="10.5pt" style:font-size-asian="10.5pt" style:font-size-complex="10.5pt"/>
    </style:style>
    <style:style style:name="T27" style:family="text">
      <style:text-properties fo:font-weight="bold" style:font-weight-asian="bold" style:font-weight-complex="bold"/>
    </style:style>
    <style:style style:name="T28" style:family="text" style:parent-style-name="Code">
      <style:text-properties fo:font-size="10.5pt" fo:font-weight="normal" style:font-size-asian="10.5pt" style:font-weight-asian="normal" style:font-size-complex="10.5pt" style:font-weight-complex="normal"/>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Courier New" fo:font-size="10.5pt" fo:font-weight="normal" style:font-size-asian="10.5pt" style:font-weight-asian="normal" style:font-size-complex="10.5pt" style:font-weight-complex="normal"/>
    </style:style>
    <style:style style:name="T31"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T15">ogr</text:span><text:span text:style-name="Code"> mkdir </text:span><text:span text:style-name="T15">ogr</text:span></text:p>
      <text:p text:style-name="Text_20_body"><text:span text:style-name="Code"><text:s text:c="6"/>cd ../../</text:span></text:p>
      <text:p text:style-name="Text_20_body"><text:span text:style-name="Code"><text:s text:c="6"/>cd </text:span><text:span text:style-name="T15">ogr</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text:span><text:span text:style-name="Code"><text:note text:id="ftn2" text:note-class="footnote"><text:note-citation>2</text:note-citation><text:note-body><text:p text:style-name="Footnote">If you built GDAL without Vector formats support, <text:span text:style-name="T16">ogrjni.dll</text:span> will not be produced.</text:p></text:note-body></text:note></text:span><text:span text:style-name="Code">,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7">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18">imageio-ext</text:span> project from Java.net SVN. To do this, you need to create a <text:span text:style-name="T17">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9">In case you skipped the manual building process introduced in the previous sections, you should leverage on the DLL contained in the deploy module although this approach is not recommended. To deploy all DLL specify </text:span><text:span text:style-name="T20">-Pwindowsdeploy</text:span><text:span text:style-name="T19"> instead of </text:span><text:span text:style-name="T20">-Pwindows</text:span><text:span text:style-name="T19"> in the following instructions.</text:span></text:p>
      <text:h text:style-name="P19"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17">-Pwindowsdeploy</text:span> instead of <text:span text:style-name="T17">-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7"> </text:span><text:span text:style-name="T25">/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7">KDU_GLIBS = -static -static-libgcc</text:span></text:p>
      <text:p text:style-name="Text_20_body">Then run make: <text:span text:style-name="T17">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7">apps/make</text:span> and modify the <text:span text:style-name="T17">Makefile-Linux-x86-gcc</text:span> file as follow:</text:p>
      <text:p text:style-name="Text_20_body">Enable the static build by setting <text:span text:style-name="T17">KDU_GLIBS = -static -static-libgcc</text:span></text:p>
      <text:p text:style-name="Text_20_body">Set <text:span text:style-name="Code">LIB_SRC</text:span> as follow: <text:span text:style-name="T17">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7">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7">NOTE</text:span>: During the future build process (4.7.3) a similar error could occur:</text:p>
      <text:p text:style-name="P15"><text:span text:style-name="T28">/......./include/base/lti_sceneBuffer.h:356: </text:span><text:span text:style-name="T12"><text:line-break/>error: extra qualification 'LizardTech::LTISceneBuffer::' on member </text:span></text:p>
      <text:p text:style-name="Standard"><text:span text:style-name="T21">You need to fix the issue in the </text:span><text:span text:style-name="T29">header </text:span><text:span text:style-name="T5">MRSID_FOLDER/include/</text:span><text:span text:style-name="T30">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4" text:outline-level="4">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21">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1">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0"/>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0</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15T10:19:28</dc:date>
    <meta:print-date>2007-08-14T13:10:15</meta:print-date>
    <dc:language>it-IT</dc:language>
    <meta:editing-cycles>147</meta:editing-cycles>
    <meta:editing-duration>P3DT16H45M31S</meta:editing-duration>
    <meta:user-defined meta:name="Info 1"/>
    <meta:user-defined meta:name="Info 2"/>
    <meta:user-defined meta:name="Info 3"/>
    <meta:user-defined meta:name="Info 4"/>
    <meta:document-statistic meta:table-count="1" meta:image-count="5" meta:object-count="0" meta:page-count="18" meta:paragraph-count="310" meta:word-count="5030" meta:character-count="30945"/>
  </office:meta>
</office:document-meta>
</file>